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7e6a0" officeooo:paragraph-rsid="0017e7e2"/>
    </style:style>
    <style:style style:name="P2" style:family="paragraph" style:parent-style-name="Text_20_body">
      <style:text-properties officeooo:rsid="0017e7e2" officeooo:paragraph-rsid="0023c9cd"/>
    </style:style>
    <style:style style:name="P3" style:family="paragraph" style:parent-style-name="Text_20_body">
      <style:text-properties officeooo:rsid="00190d4d" officeooo:paragraph-rsid="0023c9cd"/>
    </style:style>
    <style:style style:name="P4" style:family="paragraph" style:parent-style-name="Text_20_body">
      <style:text-properties officeooo:rsid="001aff34" officeooo:paragraph-rsid="0023c9cd"/>
    </style:style>
    <style:style style:name="P5" style:family="paragraph" style:parent-style-name="Text_20_body">
      <style:text-properties officeooo:paragraph-rsid="0023c9cd"/>
    </style:style>
    <style:style style:name="P6" style:family="paragraph" style:parent-style-name="Title">
      <style:text-properties style:font-name="DejaVu Math TeX Gyre" officeooo:rsid="00160fea" officeooo:paragraph-rsid="00160fea"/>
    </style:style>
    <style:style style:name="P7" style:family="paragraph" style:parent-style-name="Header">
      <style:text-properties officeooo:rsid="00160fea" officeooo:paragraph-rsid="00160fea"/>
    </style:style>
    <style:style style:name="P8" style:family="paragraph" style:parent-style-name="Header">
      <style:paragraph-properties fo:text-align="center" style:justify-single-word="false"/>
      <style:text-properties officeooo:rsid="00160fea" officeooo:paragraph-rsid="00160fea"/>
    </style:style>
    <style:style style:name="P9" style:family="paragraph" style:parent-style-name="Heading_20_1">
      <style:text-properties officeooo:rsid="00216ad4" officeooo:paragraph-rsid="00216ad4"/>
    </style:style>
    <style:style style:name="P10" style:family="paragraph" style:parent-style-name="Heading_20_1">
      <style:text-properties officeooo:paragraph-rsid="00216ad4"/>
    </style:style>
    <style:style style:name="P11" style:family="paragraph" style:parent-style-name="Heading_20_1">
      <style:paragraph-properties fo:break-before="page"/>
      <style:text-properties officeooo:rsid="00209a20" officeooo:paragraph-rsid="00209a20"/>
    </style:style>
    <style:style style:name="P12" style:family="paragraph" style:parent-style-name="Contents_20_Heading">
      <style:text-properties officeooo:rsid="0017e7e2" officeooo:paragraph-rsid="0023c9cd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e7e2"/>
    </style:style>
    <style:style style:name="T3" style:family="text">
      <style:text-properties officeooo:rsid="00190d4d"/>
    </style:style>
    <style:style style:name="T4" style:family="text">
      <style:text-properties officeooo:rsid="001aff34"/>
    </style:style>
    <style:style style:name="T5" style:family="text">
      <style:text-properties officeooo:rsid="001d6437"/>
    </style:style>
    <style:style style:name="T6" style:family="text">
      <style:text-properties officeooo:rsid="001ef3ce"/>
    </style:style>
    <style:style style:name="T7" style:family="text">
      <style:text-properties officeooo:rsid="00216ad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itle/>Rapport Projet PF&amp;TDL</text:p>
      <text:p text:style-name="Contents_20_Heading"><text:bookmark-start text:name="__RefHeading___Toc133_2729219612"/>Introduction<text:bookmark-end text:name="__RefHeading___Toc133_2729219612"/></text:p>
      <text:p text:style-name="P1">Le but du projet est d’étendre le compilateur du langage RAT réalisé en TP de traduction des langages pour traiter de nouvelles constructions : les <text:span text:style-name="T1">pointeurs</text:span>, les <text:span text:style-name="T1">tableaux</text:span>, les <text:span text:style-name="T1">types nommées</text:span>, les <text:span text:style-name="T1">boucles “for”</text:span> et les <text:span text:style-name="T1">prototypes</text:span> de fonctions et de types. Ce rapport détail l’ajout des nouvelles constructions vis-à-vis du compilateur initialement développé pour chaque passe de celui-ci. <text:span text:style-name="T2">L</text:span>es modifications significative<text:span text:style-name="T2">s</text:span> <text:span text:style-name="T2">apportées au code </text:span>et les choix de conception choisis <text:span text:style-name="T2">pour réaliser ces nouvelles constructions.</text:span></text:p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13"><text:a xlink:type="simple" xlink:href="#__RefHeading___Toc442_2729219612" text:style-name="Index_20_Link" text:visited-style-name="Index_20_Link">1 L’arbre syntaxique et les types<text:tab/>2</text:a></text:p>
          <text:p text:style-name="P13"><text:a xlink:type="simple" xlink:href="#__RefHeading___Toc785_2729219612" text:style-name="Index_20_Link" text:visited-style-name="Index_20_Link">2 Les pointeurs<text:tab/>2</text:a></text:p>
          <text:p text:style-name="P13"><text:a xlink:type="simple" xlink:href="#__RefHeading___Toc787_2729219612" text:style-name="Index_20_Link" text:visited-style-name="Index_20_Link">3 Les tableaux<text:tab/>2</text:a></text:p>
          <text:p text:style-name="P13"><text:a xlink:type="simple" xlink:href="#__RefHeading___Toc789_2729219612" text:style-name="Index_20_Link" text:visited-style-name="Index_20_Link">4 Les types nommés<text:tab/>2</text:a></text:p>
          <text:p text:style-name="P13"><text:a xlink:type="simple" xlink:href="#__RefHeading___Toc791_2729219612" text:style-name="Index_20_Link" text:visited-style-name="Index_20_Link">5 Les boucles “for”<text:tab/>2</text:a></text:p>
          <text:p text:style-name="P13"><text:a xlink:type="simple" xlink:href="#__RefHeading___Toc793_2729219612" text:style-name="Index_20_Link" text:visited-style-name="Index_20_Link">6 Les Prototypes<text:tab/>2</text:a></text:p>
          <text:p text:style-name="P13"><text:a xlink:type="simple" xlink:href="#__RefHeading___Toc795_2729219612" text:style-name="Index_20_Link" text:visited-style-name="Index_20_Link">7 Conclusion<text:tab/>2</text:a></text:p>
        </text:index-body>
      </text:table-of-content>
      <text:p text:style-name="P12">Preambule</text:p>
      <text:p text:style-name="P2">Avant de détailler les nouveaux ajouts, nous avons réorganisé la structure du projet afin de faciliter l’utilisation d’outils <text:span text:style-name="T3">de gestion de versions (eg : git) et de construction du code OCAML (eg : dune) </text:span></text:p>
      <text:p text:style-name="P2"><text:span text:style-name="T3">pour chaque nouveau composant intégré au compilateur.</text:span></text:p>
      <text:p text:style-name="P3">L’architecture du projet peut être <text:span text:style-name="T5">résumé</text:span> <text:span text:style-name="T4">comme ci-dessous </text:span>:</text:p>
      <text:p text:style-name="P4">&gt; <text:span text:style-name="T6">rat_paux_verstraeten</text:span>/<text:line-break/> <text:s text:c="2"/>&gt; _build/<text:line-break/> <text:s text:c="2"/>&gt; rat/<text:line-break/> <text:s text:c="5"/>&gt; *.ml<text:line-break/> <text:s text:c="5"/>&gt; dune (ce fichier définie la libraire Rat ainsi que l’ensemble des tests)<text:line-break/> <text:s text:c="2"/>&gt; fichiersRat/<text:line-break/> <text:s text:c="2"/>&gt; main.ml<text:line-break/> <text:s text:c="2"/>&gt; main.sh (script permet d’executer du code rat)<text:line-break/> <text:s text:c="2"/>&gt; dune (ce fichier définie l’exécutable qui permet de compiler du code rat)</text:p>
      <text:p text:style-name="P5"><text:span text:style-name="T4">Nous avons choisi d’utiliser la nouvelle version de jbuild, nommé dune pour pouvoir se référer rapidement à la documentation en ligne</text:span><text:span text:style-name="T4"><text:note text:id="ftn0" text:note-class="endnote"><text:note-citation>i</text:note-citation><text:note-body><text:p text:style-name="Endnote"><text:a xlink:type="simple" xlink:href="https://jbuilder.readthedocs.io/en/latest/" text:style-name="Internet_20_link" text:visited-style-name="Visited_20_Internet_20_Link">https://jbuilder.readthedocs.io/en/latest/</text:a></text:p></text:note-body></text:note></text:span><text:span text:style-name="T4"> et augmenter la clarté de l’architecture. Le soin de la compatibilité avec les machines de l’ENSEEIHT à soigneusement été vérifiée</text:span></text:p>
      <text:h text:style-name="P11" text:outline-level="1"><text:bookmark-start text:name="__RefHeading___Toc442_2729219612"/>L’arbre syntaxique et les types<text:bookmark-end text:name="__RefHeading___Toc442_2729219612"/></text:h>
      <text:h text:style-name="P10" text:outline-level="1"><text:bookmark-start text:name="__RefHeading___Toc785_2729219612"/><text:span text:style-name="T7">Les pointeurs</text:span><text:bookmark-end text:name="__RefHeading___Toc785_2729219612"/></text:h>
      <text:h text:style-name="P9" text:outline-level="1"><text:bookmark-start text:name="__RefHeading___Toc787_2729219612"/>Les tableaux<text:bookmark-end text:name="__RefHeading___Toc787_2729219612"/></text:h>
      <text:h text:style-name="P9" text:outline-level="1"><text:bookmark-start text:name="__RefHeading___Toc789_2729219612"/>Les types nommés<text:bookmark-end text:name="__RefHeading___Toc789_2729219612"/></text:h>
      <text:h text:style-name="P9" text:outline-level="1"><text:bookmark-start text:name="__RefHeading___Toc791_2729219612"/>Les boucles “for”<text:bookmark-end text:name="__RefHeading___Toc791_2729219612"/></text:h>
      <text:h text:style-name="P9" text:outline-level="1"><text:bookmark-start text:name="__RefHeading___Toc793_2729219612"/>Les Prototypes<text:bookmark-end text:name="__RefHeading___Toc793_2729219612"/></text:h>
      <text:h text:style-name="P9" text:outline-level="1"><text:bookmark-start text:name="__RefHeading___Toc795_2729219612"/>Conclusion<text:bookmark-end text:name="__RefHeading___Toc795_272921961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60fea" officeooo:paragraph-rsid="00160fea"/>
    </style:style>
    <style:style style:name="MP2" style:family="paragraph" style:parent-style-name="Header">
      <style:text-properties officeooo:rsid="00160fea" officeooo:paragraph-rsid="00160f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in" fo:background-color="transparent" style:dynamic-spacing="false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MP2"><text:initial-creator/>Jean-Baptiste PAUX</text:p>
        <text:p text:style-name="MP2"><text:initial-creator/>Baptiste VERSTRAETEN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58:51.609556221</meta:creation-date>
    <dc:date>2019-01-10T14:19:55.965231889</dc:date>
    <meta:editing-duration>PT22M5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28" meta:word-count="284" meta:character-count="1802" meta:non-whitespace-character-count="1522"/>
  </office:meta>
</office:document-meta>
</file>